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3.0075in"/>
    </style:style>
    <style:style style:name="co3" style:family="table-column">
      <style:table-column-properties fo:break-before="auto" style:column-width="0.8827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704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dawso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office:value-type="string" calcext:value-type="string">
            <text:p>pkg_sale_price</text:p>
          </table:table-cell>
          <table:table-cell office:value-type="string" calcext:value-type="string">
            <text:p>assessed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float" office:value="849" calcext:value-type="float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float" office:value="253000" calcext:value-type="float">
            <text:p>253000</text:p>
          </table:table-cell>
          <table:table-cell office:value-type="float" office:value="259113" calcext:value-type="float">
            <text:p>25911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float" office:value="284000" calcext:value-type="float">
            <text:p>284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float" office:value="830000" calcext:value-type="float">
            <text:p>830000</text:p>
          </table:table-cell>
          <table:table-cell office:value-type="float" office:value="853483" calcext:value-type="float">
            <text:p>853483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float" office:value="414000" calcext:value-type="float">
            <text:p>414000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float" office:value="470000" calcext:value-type="float">
            <text:p>470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float" office:value="2211" calcext:value-type="float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float" office:value="940000" calcext:value-type="float">
            <text:p>940000</text:p>
          </table:table-cell>
          <table:table-cell office:value-type="float" office:value="502614" calcext:value-type="float">
            <text:p>502614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float" office:value="370000" calcext:value-type="float">
            <text:p>370000</text:p>
          </table:table-cell>
          <table:table-cell office:value-type="float" office:value="412927" calcext:value-type="float">
            <text:p>41292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float" office:value="400000" calcext:value-type="float">
            <text:p>400000</text:p>
          </table:table-cell>
          <table:table-cell office:value-type="float" office:value="529576" calcext:value-type="float">
            <text:p>52957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ONARD, BAILEY H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12-18" calcext:value-type="date">
            <text:p>12/18/19</text:p>
          </table:table-cell>
          <table:table-cell office:value-type="float" office:value="685000" calcext:value-type="float">
            <text:p>6850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float" office:value="375000" calcext:value-type="float">
            <text:p>375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190500" calcext:value-type="float">
            <text:p>1905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600000" calcext:value-type="float">
            <text:p>600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KOLKIN, JON &amp; CECILIA</text:p>
          </table:table-cell>
          <table:table-cell office:value-type="float" office:value="2995" calcext:value-type="float">
            <text:p>2995</text:p>
          </table:table-cell>
          <table:table-cell office:value-type="date" office:date-value="2012-05-31" calcext:value-type="date">
            <text:p>05/31/12</text:p>
          </table:table-cell>
          <table:table-cell office:value-type="float" office:value="750000" calcext:value-type="float">
            <text:p>750000</text:p>
          </table:table-cell>
          <table:table-cell office:value-type="float" office:value="899311" calcext:value-type="float">
            <text:p>899311</text:p>
          </table:table-cell>
        </table:table-row>
        <table:table-row table:style-name="ro1">
          <table:table-cell table:style-name="Default"/>
          <table:table-cell office:value-type="string" calcext:value-type="string">
            <text:p>DAWSON ON MORGAN CONDOS</text:p>
          </table:table-cell>
          <table:table-cell office:value-type="float" office:value="0" calcext:value-type="float">
            <text:p>0</text:p>
          </table:table-cell>
          <table:table-cell office:value-type="date" office:date-value="2005-03-30" calcext:value-type="date">
            <text:p>03/30/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float" office:value="377000" calcext:value-type="float">
            <text:p>377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7520" calcext:value-type="float">
            <text:p>417520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MACKIN, JAMES ANTHONY TRUSTEE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21-03-08" calcext:value-type="date">
            <text:p>03/08/21</text:p>
          </table:table-cell>
          <table:table-cell office:value-type="float" office:value="860000" calcext:value-type="float">
            <text:p>860000</text:p>
          </table:table-cell>
          <table:table-cell office:value-type="float" office:value="864738" calcext:value-type="float">
            <text:p>864738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float" office:value="590000" calcext:value-type="float">
            <text:p>5900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float" office:value="525000" calcext:value-type="float">
            <text:p>525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</text:p>
          </table:table-cell>
          <table:table-cell office:value-type="float" office:value="2888" calcext:value-type="float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float" office:value="875000" calcext:value-type="float">
            <text:p>875000</text:p>
          </table:table-cell>
          <table:table-cell office:value-type="float" office:value="892302" calcext:value-type="float">
            <text:p>892302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float" office:value="855" calcext:value-type="float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0950" calcext:value-type="float">
            <text:p>260950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float" office:value="370000" calcext:value-type="float">
            <text:p>370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float" office:value="280000" calcext:value-type="float">
            <text:p>280000</text:p>
          </table:table-cell>
          <table:table-cell office:value-type="float" office:value="359032" calcext:value-type="float">
            <text:p>3590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float" office:value="405000" calcext:value-type="float">
            <text:p>405000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float" office:value="849" calcext:value-type="float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float" office:value="269000" calcext:value-type="float">
            <text:p>269000</text:p>
          </table:table-cell>
          <table:table-cell office:value-type="float" office:value="259113" calcext:value-type="float">
            <text:p>259113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</text:p>
          </table:table-cell>
          <table:table-cell office:value-type="float" office:value="855" calcext:value-type="float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float" office:value="164000" calcext:value-type="float">
            <text:p>164000</text:p>
          </table:table-cell>
          <table:table-cell office:value-type="float" office:value="260950" calcext:value-type="float">
            <text:p>26095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WN, GREGORY W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6-06-09" calcext:value-type="date">
            <text:p>06/09/16</text:p>
          </table:table-cell>
          <table:table-cell office:value-type="float" office:value="335000" calcext:value-type="float">
            <text:p>335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float" office:value="956" calcext:value-type="float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float" office:value="200000" calcext:value-type="float">
            <text:p>2000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STECKER, SHAWN MARTY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05-04-29" calcext:value-type="date">
            <text:p>04/29/05</text:p>
          </table:table-cell>
          <table:table-cell office:value-type="float" office:value="253000" calcext:value-type="float">
            <text:p>253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float" office:value="395000" calcext:value-type="float">
            <text:p>395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float" office:value="241500" calcext:value-type="float">
            <text:p>2415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MANGUM, SHERRI P &amp; KATIE O COTTLE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20-06-10" calcext:value-type="date">
            <text:p>06/10/20</text:p>
          </table:table-cell>
          <table:table-cell office:value-type="float" office:value="368000" calcext:value-type="float">
            <text:p>368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float" office:value="1487" calcext:value-type="float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float" office:value="0" calcext:value-type="float">
            <text:p>0</text:p>
          </table:table-cell>
          <table:table-cell office:value-type="float" office:value="329340" calcext:value-type="float">
            <text:p>32934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float" office:value="229000" calcext:value-type="float">
            <text:p>2290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float" office:value="480000" calcext:value-type="float">
            <text:p>480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float" office:value="387000" calcext:value-type="float">
            <text:p>387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</text:p>
          </table:table-cell>
          <table:table-cell office:value-type="float" office:value="2171" calcext:value-type="float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float" office:value="606000" calcext:value-type="float">
            <text:p>606000</text:p>
          </table:table-cell>
          <table:table-cell office:value-type="float" office:value="625037" calcext:value-type="float">
            <text:p>625037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float" office:value="312000" calcext:value-type="float">
            <text:p>312000</text:p>
          </table:table-cell>
          <table:table-cell office:value-type="float" office:value="529576" calcext:value-type="float">
            <text:p>529576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float" office:value="338000" calcext:value-type="float">
            <text:p>338000</text:p>
          </table:table-cell>
          <table:table-cell office:value-type="float" office:value="416015" calcext:value-type="float">
            <text:p>41601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float" office:value="956" calcext:value-type="float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float" office:value="235000" calcext:value-type="float">
            <text:p>235000</text:p>
          </table:table-cell>
          <table:table-cell office:value-type="float" office:value="305779" calcext:value-type="float">
            <text:p>305779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float" office:value="393000" calcext:value-type="float">
            <text:p>393000</text:p>
          </table:table-cell>
          <table:table-cell office:value-type="float" office:value="359032" calcext:value-type="float">
            <text:p>359032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float" office:value="530" calcext:value-type="float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float" office:value="119500" calcext:value-type="float">
            <text:p>119500</text:p>
          </table:table-cell>
          <table:table-cell office:value-type="float" office:value="126709" calcext:value-type="float">
            <text:p>126709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float" office:value="265000" calcext:value-type="float">
            <text:p>265000</text:p>
          </table:table-cell>
          <table:table-cell office:value-type="float" office:value="262611" calcext:value-type="float">
            <text:p>262611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float" office:value="437500" calcext:value-type="float">
            <text:p>4375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MOORE, CHRISTOPHER JAMES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04-27" calcext:value-type="date">
            <text:p>04/27/17</text:p>
          </table:table-cell>
          <table:table-cell office:value-type="float" office:value="320000" calcext:value-type="float">
            <text:p>320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float" office:value="304000" calcext:value-type="float">
            <text:p>304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07000" calcext:value-type="float">
            <text:p>3070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float" office:value="787" calcext:value-type="float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float" office:value="230000" calcext:value-type="float">
            <text:p>230000</text:p>
          </table:table-cell>
          <table:table-cell office:value-type="float" office:value="262397" calcext:value-type="float">
            <text:p>262397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</text:p>
          </table:table-cell>
          <table:table-cell office:value-type="float" office:value="3037" calcext:value-type="float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float" office:value="655000" calcext:value-type="float">
            <text:p>655000</text:p>
          </table:table-cell>
          <table:table-cell office:value-type="float" office:value="911148" calcext:value-type="float">
            <text:p>911148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float" office:value="464500" calcext:value-type="float">
            <text:p>4645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float" office:value="1183" calcext:value-type="float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float" office:value="275000" calcext:value-type="float">
            <text:p>275000</text:p>
          </table:table-cell>
          <table:table-cell office:value-type="float" office:value="370433" calcext:value-type="float">
            <text:p>370433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SLATER, WHITNEY R</text:p>
          </table:table-cell>
          <table:table-cell office:value-type="float" office:value="1224" calcext:value-type="float">
            <text:p>1224</text:p>
          </table:table-cell>
          <table:table-cell office:value-type="date" office:date-value="2019-01-24" calcext:value-type="date">
            <text:p>01/24/19</text:p>
          </table:table-cell>
          <table:table-cell office:value-type="float" office:value="410000" calcext:value-type="float">
            <text:p>410000</text:p>
          </table:table-cell>
          <table:table-cell office:value-type="float" office:value="417520" calcext:value-type="float">
            <text:p>417520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DOUGLASS, ELIZABETH ANN BINGHAM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3-17" calcext:value-type="date">
            <text:p>03/17/16</text:p>
          </table:table-cell>
          <table:table-cell office:value-type="float" office:value="347500" calcext:value-type="float">
            <text:p>3475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ROLE, DEBORAH A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11-10" calcext:value-type="date">
            <text:p>11/10/05</text:p>
          </table:table-cell>
          <table:table-cell office:value-type="float" office:value="280000" calcext:value-type="float">
            <text:p>2800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float" office:value="787" calcext:value-type="float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float" office:value="246000" calcext:value-type="float">
            <text:p>246000</text:p>
          </table:table-cell>
          <table:table-cell office:value-type="float" office:value="262397" calcext:value-type="float">
            <text:p>262397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CCAULEY, DANIE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7-08-23" calcext:value-type="date">
            <text:p>08/23/17</text:p>
          </table:table-cell>
          <table:table-cell office:value-type="float" office:value="355000" calcext:value-type="float">
            <text:p>355000</text:p>
          </table:table-cell>
          <table:table-cell office:value-type="float" office:value="416015" calcext:value-type="float">
            <text:p>416015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float" office:value="272000" calcext:value-type="float">
            <text:p>272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float" office:value="3083" calcext:value-type="float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float" office:value="825000" calcext:value-type="float">
            <text:p>825000</text:p>
          </table:table-cell>
          <table:table-cell office:value-type="float" office:value="923518" calcext:value-type="float">
            <text:p>923518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8-08-28" calcext:value-type="date">
            <text:p>08/28/18</text:p>
          </table:table-cell>
          <table:table-cell office:value-type="float" office:value="370000" calcext:value-type="float">
            <text:p>370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float" office:value="784" calcext:value-type="float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float" office:value="172000" calcext:value-type="float">
            <text:p>172000</text:p>
          </table:table-cell>
          <table:table-cell office:value-type="float" office:value="177460" calcext:value-type="float">
            <text:p>177460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float" office:value="1628" calcext:value-type="float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float" office:value="535000" calcext:value-type="float">
            <text:p>535000</text:p>
          </table:table-cell>
          <table:table-cell office:value-type="float" office:value="529576" calcext:value-type="float">
            <text:p>52957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float" office:value="2254" calcext:value-type="float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float" office:value="699500" calcext:value-type="float">
            <text:p>699500</text:p>
          </table:table-cell>
          <table:table-cell office:value-type="float" office:value="646331" calcext:value-type="float">
            <text:p>64633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float" office:value="356000" calcext:value-type="float">
            <text:p>356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float" office:value="1139" calcext:value-type="float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float" office:value="314000" calcext:value-type="float">
            <text:p>314000</text:p>
          </table:table-cell>
          <table:table-cell office:value-type="float" office:value="358086" calcext:value-type="float">
            <text:p>358086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float" office:value="1221" calcext:value-type="float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float" office:value="246000" calcext:value-type="float">
            <text:p>246000</text:p>
          </table:table-cell>
          <table:table-cell office:value-type="float" office:value="379528" calcext:value-type="float">
            <text:p>379528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float" office:value="1365" calcext:value-type="float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float" office:value="320000" calcext:value-type="float">
            <text:p>320000</text:p>
          </table:table-cell>
          <table:table-cell office:value-type="float" office:value="416015" calcext:value-type="float">
            <text:p>416015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float" office:value="793" calcext:value-type="float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float" office:value="195000" calcext:value-type="float">
            <text:p>195000</text:p>
          </table:table-cell>
          <table:table-cell office:value-type="float" office:value="262611" calcext:value-type="float">
            <text:p>2626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BLACK, STEPHEN C JR</text:p>
          </table:table-cell>
          <table:table-cell office:value-type="float" office:value="1409" calcext:value-type="float">
            <text:p>1409</text:p>
          </table:table-cell>
          <table:table-cell office:value-type="date" office:date-value="2014-11-24" calcext:value-type="date">
            <text:p>11/24/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428189" calcext:value-type="float">
            <text:p>428189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float" office:value="1142" calcext:value-type="float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float" office:value="345000" calcext:value-type="float">
            <text:p>345000</text:p>
          </table:table-cell>
          <table:table-cell office:value-type="float" office:value="359032" calcext:value-type="float">
            <text:p>35903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</text:p>
          </table:table-cell>
          <table:table-cell office:value-type="float" office:value="1687" calcext:value-type="float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float" office:value="532000" calcext:value-type="float">
            <text:p>532000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float" office:value="1206" calcext:value-type="float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float" office:value="378000" calcext:value-type="float">
            <text:p>378000</text:p>
          </table:table-cell>
          <table:table-cell office:value-type="float" office:value="412927" calcext:value-type="float">
            <text:p>4129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431" meta:object-count="0"/>
    <meta:generator>LibreOffice/7.1.4.2$Windows_X86_64 LibreOffice_project/a529a4fab45b75fefc5b6226684193eb000654f6</meta:generator>
  </office:meta>
</office:document-meta>
</file>